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1.337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9"/>
    <style:style style:name="ce5" style:family="table-cell" style:parent-style-name="Default" style:data-style-name="N109">
      <style:text-properties fo:font-weight="bold" style:font-weight-asian="bold" style:font-weight-complex="bold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2"/>
    <style:style style:name="ce10" style:family="table-cell" style:parent-style-name="Default" style:data-style-name="N112">
      <style:text-properties fo:font-weight="bold" style:font-weight-asian="bold" style:font-weight-complex="bold"/>
    </style:style>
    <style:style style:name="ce11" style:family="table-cell" style:parent-style-name="Default" style:data-style-name="N115"/>
    <style:style style:name="gr1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6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ff" style:text-outline="false" style:text-line-through-style="none" fo:font-family="Consolas" style:font-family-generic="swiss" style:font-pitch="fixed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9.5pt" style:language-asian="zxx" style:country-asian="none" style:font-style-asian="normal" style:font-weight-asian="normal" style:font-family-complex="Consolas" style:font-family-generic-complex="swiss" style:font-pitch-complex="fixed" style:font-size-complex="5.4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Consolas" style:font-family-generic="swiss" style:font-pitch="fixed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9.5pt" style:language-asian="zxx" style:country-asian="none" style:font-style-asian="normal" style:font-weight-asian="normal" style:font-family-complex="Consolas" style:font-family-generic-complex="swiss" style:font-pitch-complex="fixed" style:font-size-complex="5.4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fo:font-family="Consolas" style:font-family-generic="swiss" style:font-pitch="fixed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9.5pt" style:language-asian="zxx" style:country-asian="none" style:font-style-asian="normal" style:font-weight-asian="normal" style:font-family-complex="Consolas" style:font-family-generic-complex="swiss" style:font-pitch-complex="fixed" style:font-size-complex="5.4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8080" style:text-outline="false" style:text-line-through-style="none" fo:font-family="Consolas" style:font-family-generic="swiss" style:font-pitch="fixed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9.5pt" style:language-asian="zxx" style:country-asian="none" style:font-style-asian="normal" style:font-weight-asian="normal" style:font-family-complex="Consolas" style:font-family-generic-complex="swiss" style:font-pitch-complex="fixed" style:font-size-complex="5.4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ee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2" table:default-cell-style-name="Default"/>
        <table:table-column table:style-name="co5" table:default-cell-style-name="ce4"/>
        <table:table-column table:style-name="co6" table:default-cell-style-name="ce9"/>
        <table:table-column table:style-name="co5" table:default-cell-style-name="ce4"/>
        <table:table-column table:style-name="co7" table:default-cell-style-name="ce9"/>
        <table:table-column table:style-name="co2" table:default-cell-style-name="Default"/>
        <table:table-column table:style-name="co5" table:default-cell-style-name="ce4"/>
        <table:table-column table:style-name="co6" table:default-cell-style-name="ce9"/>
        <table:table-column table:style-name="co5" table:default-cell-style-name="ce4"/>
        <table:table-column table:style-name="co6" table:default-cell-style-name="ce9"/>
        <table:table-row table:style-name="ro1">
          <table:table-cell/>
          <table:table-cell table:style-name="ce3" office:value-type="string" table:number-columns-spanned="3" table:number-rows-spanned="1">
            <text:p>PG SQL 9.6</text:p>
          </table:table-cell>
          <table:covered-table-cell table:number-columns-repeated="2" table:style-name="ce3"/>
          <table:table-cell table:style-name="ce3" office:value-type="string" table:number-columns-spanned="5" table:number-rows-spanned="1">
            <text:p>PG SQL 9.3</text:p>
          </table:table-cell>
          <table:covered-table-cell table:number-columns-repeated="4" table:style-name="ce3"/>
          <table:table-cell table:style-name="ce3" office:value-type="string" table:number-columns-spanned="5" table:number-rows-spanned="1">
            <text:p>MS SQL 2016</text:p>
          </table:table-cell>
          <table:covered-table-cell table:number-columns-repeated="4" table:style-name="ce3"/>
        </table:table-row>
        <table:table-row table:style-name="ro1">
          <table:table-cell table:style-name="ce1" office:value-type="string">
            <text:p>rows</text:p>
          </table:table-cell>
          <table:table-cell table:style-name="ce3" office:value-type="string">
            <text:p>insert</text:p>
          </table:table-cell>
          <table:table-cell table:style-name="ce3" office:value-type="string">
            <office:annotation draw:style-name="gr1" draw:text-style-name="P1" svg:width="2.899cm" svg:height="0.991cm" svg:x="6.694cm" svg:y="0cm" draw:caption-point-x="-0.61cm" draw:caption-point-y="0.461cm">
              <dc:creator>MJ</dc:creator>
              <dc:date>2017-02-15T00:00:00</dc:date>
              <text:p text:style-name="P1"><text:span text:style-name="T1">update alog set deltaT = 0</text:span></text:p>
            </office:annotation>
            <text:p>update int</text:p>
          </table:table-cell>
          <table:table-cell table:style-name="ce3" office:value-type="string">
            <office:annotation draw:style-name="gr2" draw:text-style-name="P1" svg:width="2.899cm" svg:height="1.139cm" svg:x="8.882cm" svg:y="0cm" draw:caption-point-x="-0.61cm" draw:caption-point-y="0.461cm">
              <dc:creator>MJ</dc:creator>
              <dc:date>2017-02-15T00:00:00</dc:date>
              <text:p text:style-name="P1"><text:span text:style-name="T1">update alog set url = left(url, 10)</text:span></text:p>
            </office:annotation>
            <text:p>update len</text:p>
          </table:table-cell>
          <table:table-cell table:style-name="ce3" office:value-type="string">
            <text:p>insert</text:p>
          </table:table-cell>
          <table:table-cell table:style-name="ce3" office:value-type="string" table:number-columns-spanned="2" table:number-rows-spanned="1">
            <text:p>update int</text:p>
          </table:table-cell>
          <table:covered-table-cell table:style-name="ce3"/>
          <table:table-cell table:style-name="ce3" office:value-type="string" table:number-columns-spanned="2" table:number-rows-spanned="1">
            <office:annotation draw:style-name="gr2" draw:text-style-name="P1" svg:width="2.899cm" svg:height="1.139cm" svg:x="16.037cm" svg:y="0cm" draw:caption-point-x="-0.61cm" draw:caption-point-y="0.461cm">
              <dc:creator>MJ</dc:creator>
              <dc:date>2017-02-15T00:00:00</dc:date>
              <text:p text:style-name="P1"><text:span text:style-name="T1">update alog set url = left(url, 10)</text:span></text:p>
            </office:annotation>
            <text:p>update len</text:p>
          </table:table-cell>
          <table:covered-table-cell table:style-name="ce3"/>
          <table:table-cell table:style-name="ce3" office:value-type="string">
            <text:p>insert</text:p>
          </table:table-cell>
          <table:table-cell table:style-name="ce3" office:value-type="string" table:number-columns-spanned="2" table:number-rows-spanned="1">
            <text:p>update int</text:p>
          </table:table-cell>
          <table:covered-table-cell table:style-name="ce3"/>
          <table:table-cell table:style-name="ce3" office:value-type="string" table:number-columns-spanned="2" table:number-rows-spanned="1">
            <office:annotation draw:style-name="gr3" draw:text-style-name="P2" svg:width="2.899cm" svg:height="2.161cm" svg:x="23cm" svg:y="0cm" draw:caption-point-x="-0.61cm" draw:caption-point-y="0.461cm">
              <dc:creator>MJ</dc:creator>
              <dc:date>2017-02-15T00:00:00</dc:date>
              <text:p text:style-name="P2"><text:span text:style-name="T2">update</text:span><text:span text:style-name="T3"> alog </text:span><text:span text:style-name="T4">set</text:span><text:span text:style-name="T3"> </text:span><text:span text:style-name="T4">url</text:span><text:span text:style-name="T3"> </text:span><text:span text:style-name="T5">=</text:span><text:span text:style-name="T3"> </text:span><text:span text:style-name="T5">left(</text:span><text:span text:style-name="T2">cast</text:span><text:span text:style-name="T5">(</text:span><text:span text:style-name="T4">url</text:span><text:span text:style-name="T3"> </text:span><text:span text:style-name="T4">as</text:span><text:span text:style-name="T3"> </text:span><text:span text:style-name="T4">varchar</text:span><text:span text:style-name="T5">),</text:span><text:span text:style-name="T3"> 10</text:span><text:span text:style-name="T5">)</text:span></text:p>
            </office:annotation>
            <text:p>update len</text:p>
          </table:table-cell>
          <table:covered-table-cell table:style-name="ce3"/>
        </table:table-row>
        <table:table-row table:style-name="ro1">
          <table:table-cell table:style-name="ce2" office:value-type="float" office:value="100000">
            <text:p>100 000</text:p>
          </table:table-cell>
          <table:table-cell table:style-name="ce4" office:value-type="currency" office:currency="s" office:value="23">
            <text:p>23,00 s</text:p>
          </table:table-cell>
          <table:table-cell table:formula="of:=2172/1000" office:value-type="currency" office:currency="s" office:value="2.172">
            <text:p>2,17 s</text:p>
          </table:table-cell>
          <table:table-cell table:formula="of:=2437/1000" office:value-type="currency" office:currency="s" office:value="2.437">
            <text:p>2,44 s</text:p>
          </table:table-cell>
          <table:table-cell table:style-name="ce4"/>
          <table:table-cell table:number-columns-repeated="4"/>
          <table:table-cell table:style-name="ce4" office:value-type="currency" office:currency="s" office:value="32">
            <text:p>32,00 s</text:p>
          </table:table-cell>
          <table:table-cell office:value-type="currency" office:currency="s" office:value="0.46544">
            <text:p>0,47 s</text:p>
          </table:table-cell>
          <table:table-cell table:formula="of:=[.K3]/[.C3]" office:value-type="percentage" office:value="0.214290976058932">
            <text:p>21,4%</text:p>
          </table:table-cell>
          <table:table-cell office:value-type="currency" office:currency="s" office:value="0.8751895">
            <text:p>0,88 s</text:p>
          </table:table-cell>
          <table:table-cell table:formula="of:=[.M3]/[.D3]" office:value-type="percentage" office:value="0.359125769388593">
            <text:p>35,9%</text:p>
          </table:table-cell>
        </table:table-row>
        <table:table-row table:style-name="ro1">
          <table:table-cell table:style-name="ce2"/>
          <table:table-cell table:style-name="ce4" table:formula="of:=8791/1000" office:value-type="currency" office:currency="s" office:value="8.791">
            <text:p>8,79 s</text:p>
          </table:table-cell>
          <table:table-cell table:formula="of:=2048/1000" office:value-type="currency" office:currency="s" office:value="2.048">
            <text:p>2,05 s</text:p>
          </table:table-cell>
          <table:table-cell table:formula="of:=1719/1000" office:value-type="currency" office:currency="s" office:value="1.719">
            <text:p>1,72 s</text:p>
          </table:table-cell>
          <table:table-cell table:style-name="ce4"/>
          <table:table-cell table:number-columns-repeated="4"/>
          <table:table-cell table:style-name="ce4" office:value-type="currency" office:currency="s" office:value="25">
            <text:p>25,00 s</text:p>
          </table:table-cell>
          <table:table-cell office:value-type="currency" office:currency="s" office:value="0.3715908">
            <text:p>0,37 s</text:p>
          </table:table-cell>
          <table:table-cell table:formula="of:=[.K4]/[.C4]" office:value-type="percentage" office:value="0.1814408203125">
            <text:p>18,1%</text:p>
          </table:table-cell>
          <table:table-cell office:value-type="currency" office:currency="s" office:value="0.8733873">
            <text:p>0,87 s</text:p>
          </table:table-cell>
          <table:table-cell table:formula="of:=[.M4]/[.D4]" office:value-type="percentage" office:value="0.508078708551483">
            <text:p>50,8%</text:p>
          </table:table-cell>
        </table:table-row>
        <table:table-row table:style-name="ro1">
          <table:table-cell table:number-columns-repeated="2"/>
          <table:table-cell table:formula="of:=1875/1000" office:value-type="currency" office:currency="s" office:value="1.875">
            <text:p>1,88 s</text:p>
          </table:table-cell>
          <table:table-cell table:formula="of:=1988/1000" office:value-type="currency" office:currency="s" office:value="1.988">
            <text:p>1,99 s</text:p>
          </table:table-cell>
          <table:table-cell table:number-columns-repeated="6"/>
          <table:table-cell office:value-type="currency" office:currency="s" office:value="0.3570857">
            <text:p>0,36 s</text:p>
          </table:table-cell>
          <table:table-cell table:formula="of:=[.K5]/[.C5]" office:value-type="percentage" office:value="0.190445706666667">
            <text:p>19,0%</text:p>
          </table:table-cell>
          <table:table-cell office:value-type="currency" office:currency="s" office:value="1.078237">
            <text:p>1,08 s</text:p>
          </table:table-cell>
          <table:table-cell table:formula="of:=[.M5]/[.D5]" office:value-type="percentage" office:value="0.542372736418511">
            <text:p>54,2%</text:p>
          </table:table-cell>
        </table:table-row>
        <table:table-row table:style-name="ro1">
          <table:table-cell table:number-columns-repeated="2"/>
          <table:table-cell table:formula="of:=1688/1000" office:value-type="currency" office:currency="s" office:value="1.688">
            <text:p>1,69 s</text:p>
          </table:table-cell>
          <table:table-cell table:formula="of:=1859/1000" office:value-type="currency" office:currency="s" office:value="1.859">
            <text:p>1,86 s</text:p>
          </table:table-cell>
          <table:table-cell table:number-columns-repeated="6"/>
          <table:table-cell office:value-type="currency" office:currency="s" office:value="0.3593755">
            <text:p>0,36 s</text:p>
          </table:table-cell>
          <table:table-cell table:formula="of:=[.K6]/[.C6]" office:value-type="percentage" office:value="0.212900177725118">
            <text:p>21,3%</text:p>
          </table:table-cell>
          <table:table-cell office:value-type="currency" office:currency="s" office:value="0.8595028">
            <text:p>0,86 s</text:p>
          </table:table-cell>
          <table:table-cell table:formula="of:=[.M6]/[.D6]" office:value-type="percentage" office:value="0.462346853146853">
            <text:p>46,2%</text:p>
          </table:table-cell>
        </table:table-row>
        <table:table-row table:style-name="ro1">
          <table:table-cell table:number-columns-repeated="2"/>
          <table:table-cell table:formula="of:=1578/1000" office:value-type="currency" office:currency="s" office:value="1.578">
            <text:p>1,58 s</text:p>
          </table:table-cell>
          <table:table-cell table:formula="of:=1953/1000" office:value-type="currency" office:currency="s" office:value="1.953">
            <text:p>1,95 s</text:p>
          </table:table-cell>
          <table:table-cell table:number-columns-repeated="6"/>
          <table:table-cell office:value-type="currency" office:currency="s" office:value="0.357819">
            <text:p>0,36 s</text:p>
          </table:table-cell>
          <table:table-cell table:formula="of:=[.K7]/[.C7]" office:value-type="percentage" office:value="0.226754752851711">
            <text:p>22,7%</text:p>
          </table:table-cell>
          <table:table-cell office:value-type="currency" office:currency="s" office:value="0.8672161">
            <text:p>0,87 s</text:p>
          </table:table-cell>
          <table:table-cell table:formula="of:=[.M7]/[.D7]" office:value-type="percentage" office:value="0.444043061955965">
            <text:p>44,4%</text:p>
          </table:table-cell>
        </table:table-row>
        <table:table-row table:style-name="ro1">
          <table:table-cell table:number-columns-repeated="2"/>
          <table:table-cell table:style-name="ce5" table:formula="of:=AVERAGE([.C3:.C7])" office:value-type="currency" office:currency="s" office:value="1.8722">
            <text:p>1,87 s</text:p>
          </table:table-cell>
          <table:table-cell table:style-name="ce5" table:formula="of:=AVERAGE([.D3:.D7])" office:value-type="currency" office:currency="s" office:value="1.9912">
            <text:p>1,99 s</text:p>
          </table:table-cell>
          <table:table-cell table:style-name="ce8"/>
          <table:table-cell table:style-name="ce5"/>
          <table:table-cell table:style-name="ce10"/>
          <table:table-cell table:style-name="ce5"/>
          <table:table-cell table:style-name="ce10"/>
          <table:table-cell table:style-name="ce8"/>
          <table:table-cell table:style-name="ce5" table:formula="of:=AVERAGE([.K3:.K7])" office:value-type="currency" office:currency="s" office:value="0.3822622">
            <text:p>0,38 s</text:p>
          </table:table-cell>
          <table:table-cell table:style-name="ce10" table:formula="of:=[.K8]/[.C8]" office:value-type="percentage" office:value="0.204178079265036">
            <text:p>20,4%</text:p>
          </table:table-cell>
          <table:table-cell table:style-name="ce5" table:formula="of:=AVERAGE([.M3:.M7])" office:value-type="currency" office:currency="s" office:value="0.91070654">
            <text:p>0,91 s</text:p>
          </table:table-cell>
          <table:table-cell table:style-name="ce10" table:formula="of:=[.M8]/[.D8]" office:value-type="percentage" office:value="0.457365678987545">
            <text:p>45,7%</text:p>
          </table:table-cell>
        </table:table-row>
        <table:table-row table:style-name="ro1">
          <table:table-cell table:style-name="ce2" office:value-type="float" office:value="1000000">
            <text:p>1 000 000</text:p>
          </table:table-cell>
          <table:table-cell table:style-name="ce4" office:value-type="currency" office:currency="s" office:value="258.4733451">
            <text:p>258,47 s</text:p>
          </table:table-cell>
          <table:table-cell table:number-columns-repeated="2" office:value-type="string">
            <text:p>-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 table:style-name="ce4" office:value-type="string">
            <text:p>fail</text:p>
          </table:table-cell>
          <table:table-cell office:value-type="string">
            <text:p>-</text:p>
          </table:table-cell>
          <table:table-cell table:style-name="ce4" office:value-type="string">
            <text:p>-</text:p>
          </table:table-cell>
          <table:table-cell office:value-type="string">
            <text:p>-</text:p>
          </table:table-cell>
          <table:table-cell table:style-name="ce4" office:value-type="string">
            <text:p>-</text:p>
          </table:table-cell>
        </table:table-row>
        <table:table-row table:style-name="ro1">
          <table:table-cell table:style-name="ce2" office:value-type="string">
            <office:annotation draw:style-name="gr4" draw:text-style-name="P1" svg:width="2.899cm" svg:height="1.386cm" svg:x="2.926cm" svg:y="2.563cm" draw:caption-point-x="-0.61cm" draw:caption-point-y="1.511cm">
              <dc:creator>MJ</dc:creator>
              <dc:date>2017-02-15T00:00:00</dc:date>
              <text:p text:style-name="P1"><text:span text:style-name="T1">100 transactions</text:span></text:p>
              <text:p text:style-name="P1"><text:span text:style-name="T1">10 000 inserts each</text:span></text:p>
            </office:annotation>
            <text:p>100 * 10 000</text:p>
          </table:table-cell>
          <table:table-cell table:style-name="ce4" office:value-type="currency" office:currency="s" office:value="190.4557406">
            <text:p>190,46 s</text:p>
          </table:table-cell>
          <table:table-cell table:style-name="ce6" office:value-type="currency" office:currency="s" office:value="24.0807026">
            <text:p>24,1 s</text:p>
          </table:table-cell>
          <table:table-cell table:style-name="ce6" office:value-type="currency" office:currency="s" office:value="19.1073265">
            <text:p>19,1 s</text:p>
          </table:table-cell>
          <table:table-cell table:style-name="ce4" office:value-type="currency" office:currency="s" office:value="143.1510998">
            <text:p>143,15 s</text:p>
          </table:table-cell>
          <table:table-cell table:style-name="ce6" office:value-type="currency" office:currency="s" office:value="21.6949908">
            <text:p>21,7 s</text:p>
          </table:table-cell>
          <table:table-cell table:formula="of:=[.F10]/[.C10]" office:value-type="percentage" office:value="0.900928480384123">
            <text:p>90,1%</text:p>
          </table:table-cell>
          <table:table-cell table:style-name="ce6" office:value-type="currency" office:currency="s" office:value="20.0489784">
            <text:p>20,0 s</text:p>
          </table:table-cell>
          <table:table-cell table:formula="of:=[.H10]/[.D10]" office:value-type="percentage" office:value="1.04928224259946">
            <text:p>104,9%</text:p>
          </table:table-cell>
          <table:table-cell table:style-name="ce4" office:value-type="currency" office:currency="s" office:value="100.8346031">
            <office:annotation draw:style-name="gr1" draw:text-style-name="P1" svg:width="2.899cm" svg:height="0.991cm" svg:x="17.728cm" svg:y="2.562cm" draw:caption-point-x="-0.61cm" draw:caption-point-y="1.512cm">
              <dc:creator>MJ</dc:creator>
              <dc:date>2017-02-15T00:00:00</dc:date>
              <text:p text:style-name="P1"><text:span text:style-name="T1">with `GO` added after `COMMIT`</text:span></text:p>
            </office:annotation>
            <text:p>100,83 s</text:p>
          </table:table-cell>
          <table:table-cell table:style-name="ce11" office:value-type="currency" office:currency="s" office:value="2.1890135">
            <text:p>2,19 s</text:p>
          </table:table-cell>
          <table:table-cell table:formula="of:=[.K10]/[.C10]" office:value-type="percentage" office:value="0.0909032238951367">
            <text:p>9,1%</text:p>
          </table:table-cell>
          <table:table-cell table:style-name="ce6" office:value-type="currency" office:currency="s" office:value="11.2151806">
            <text:p>11,2 s</text:p>
          </table:table-cell>
          <table:table-cell table:formula="of:=[.M10]/[.D10]" office:value-type="percentage" office:value="0.586957081619974">
            <text:p>58,7%</text:p>
          </table:table-cell>
        </table:table-row>
        <table:table-row table:style-name="ro1">
          <table:table-cell table:number-columns-repeated="2"/>
          <table:table-cell table:style-name="ce6" office:value-type="currency" office:currency="s" office:value="24.8318776">
            <text:p>24,8 s</text:p>
          </table:table-cell>
          <table:table-cell table:style-name="ce6" office:value-type="currency" office:currency="s" office:value="19.5098946">
            <text:p>19,5 s</text:p>
          </table:table-cell>
          <table:table-cell/>
          <table:table-cell table:style-name="ce6" office:value-type="currency" office:currency="s" office:value="22.5394475">
            <text:p>22,5 s</text:p>
          </table:table-cell>
          <table:table-cell table:formula="of:=[.F11]/[.C11]" office:value-type="percentage" office:value="0.907681966827994">
            <text:p>90,8%</text:p>
          </table:table-cell>
          <table:table-cell table:style-name="ce6" office:value-type="currency" office:currency="s" office:value="19.5940299">
            <text:p>19,6 s</text:p>
          </table:table-cell>
          <table:table-cell table:formula="of:=[.H11]/[.D11]" office:value-type="percentage" office:value="1.00431244256953">
            <text:p>100,4%</text:p>
          </table:table-cell>
          <table:table-cell/>
          <table:table-cell table:style-name="ce11" office:value-type="currency" office:currency="s" office:value="1.1902786">
            <text:p>1,19 s</text:p>
          </table:table-cell>
          <table:table-cell table:formula="of:=[.K11]/[.C11]" office:value-type="percentage" office:value="0.0479334917469149">
            <text:p>4,8%</text:p>
          </table:table-cell>
          <table:table-cell table:style-name="ce6" office:value-type="currency" office:currency="s" office:value="10.1871941">
            <text:p>10,2 s</text:p>
          </table:table-cell>
          <table:table-cell table:formula="of:=[.M11]/[.D11]" office:value-type="percentage" office:value="0.522155260644002">
            <text:p>52,2%</text:p>
          </table:table-cell>
        </table:table-row>
        <table:table-row table:style-name="ro1">
          <table:table-cell table:number-columns-repeated="2"/>
          <table:table-cell table:style-name="ce6" office:value-type="currency" office:currency="s" office:value="19.8085143">
            <text:p>19,8 s</text:p>
          </table:table-cell>
          <table:table-cell table:style-name="ce6" office:value-type="currency" office:currency="s" office:value="20.4650587">
            <text:p>20,5 s</text:p>
          </table:table-cell>
          <table:table-cell/>
          <table:table-cell table:style-name="ce6" office:value-type="currency" office:currency="s" office:value="19.1810072">
            <text:p>19,2 s</text:p>
          </table:table-cell>
          <table:table-cell table:formula="of:=[.F12]/[.C12]" office:value-type="percentage" office:value="0.968321344524057">
            <text:p>96,8%</text:p>
          </table:table-cell>
          <table:table-cell table:style-name="ce6" office:value-type="currency" office:currency="s" office:value="25.0912124">
            <text:p>25,1 s</text:p>
          </table:table-cell>
          <table:table-cell table:formula="of:=[.H12]/[.D12]" office:value-type="percentage" office:value="1.22605132815964">
            <text:p>122,6%</text:p>
          </table:table-cell>
          <table:table-cell/>
          <table:table-cell table:style-name="ce11" office:value-type="currency" office:currency="s" office:value="1.1868152">
            <text:p>1,19 s</text:p>
          </table:table-cell>
          <table:table-cell table:formula="of:=[.K12]/[.C12]" office:value-type="percentage" office:value="0.0599143975174352">
            <text:p>6,0%</text:p>
          </table:table-cell>
          <table:table-cell table:style-name="ce6" office:value-type="currency" office:currency="s" office:value="10.2992598">
            <text:p>10,3 s</text:p>
          </table:table-cell>
          <table:table-cell table:formula="of:=[.M12]/[.D12]" office:value-type="percentage" office:value="0.50326070161724">
            <text:p>50,3%</text:p>
          </table:table-cell>
        </table:table-row>
        <table:table-row table:style-name="ro1">
          <table:table-cell table:number-columns-repeated="2"/>
          <table:table-cell table:style-name="ce6" office:value-type="currency" office:currency="s" office:value="20.2343746">
            <text:p>20,2 s</text:p>
          </table:table-cell>
          <table:table-cell table:style-name="ce6" office:value-type="currency" office:currency="s" office:value="21.278905">
            <text:p>21,3 s</text:p>
          </table:table-cell>
          <table:table-cell/>
          <table:table-cell table:style-name="ce6" office:value-type="currency" office:currency="s" office:value="18.5956194">
            <text:p>18,6 s</text:p>
          </table:table-cell>
          <table:table-cell table:formula="of:=[.F13]/[.C13]" office:value-type="percentage" office:value="0.919011324422154">
            <text:p>91,9%</text:p>
          </table:table-cell>
          <table:table-cell table:style-name="ce6" office:value-type="currency" office:currency="s" office:value="26.2187408">
            <text:p>26,2 s</text:p>
          </table:table-cell>
          <table:table-cell table:formula="of:=[.H13]/[.D13]" office:value-type="percentage" office:value="1.23214708651597">
            <text:p>123,2%</text:p>
          </table:table-cell>
          <table:table-cell/>
          <table:table-cell table:style-name="ce11" office:value-type="currency" office:currency="s" office:value="1.202925">
            <text:p>1,20 s</text:p>
          </table:table-cell>
          <table:table-cell table:formula="of:=[.K13]/[.C13]" office:value-type="percentage" office:value="0.0594495764647947">
            <text:p>5,9%</text:p>
          </table:table-cell>
          <table:table-cell table:style-name="ce6" office:value-type="currency" office:currency="s" office:value="10.7348224">
            <text:p>10,7 s</text:p>
          </table:table-cell>
          <table:table-cell table:formula="of:=[.M13]/[.D13]" office:value-type="percentage" office:value="0.504481898857107">
            <text:p>50,4%</text:p>
          </table:table-cell>
        </table:table-row>
        <table:table-row table:style-name="ro1">
          <table:table-cell table:number-columns-repeated="2"/>
          <table:table-cell table:style-name="ce6" office:value-type="currency" office:currency="s" office:value="23.1324796">
            <text:p>23,1 s</text:p>
          </table:table-cell>
          <table:table-cell table:style-name="ce6" office:value-type="currency" office:currency="s" office:value="25.7145284">
            <text:p>25,7 s</text:p>
          </table:table-cell>
          <table:table-cell/>
          <table:table-cell table:style-name="ce6" office:value-type="currency" office:currency="s" office:value="22.2181172">
            <text:p>22,2 s</text:p>
          </table:table-cell>
          <table:table-cell table:formula="of:=[.F14]/[.C14]" office:value-type="percentage" office:value="0.960472789090885">
            <text:p>96,0%</text:p>
          </table:table-cell>
          <table:table-cell table:style-name="ce6" office:value-type="currency" office:currency="s" office:value="25.9642697">
            <text:p>26,0 s</text:p>
          </table:table-cell>
          <table:table-cell table:formula="of:=[.H14]/[.D14]" office:value-type="percentage" office:value="1.00971207000631">
            <text:p>101,0%</text:p>
          </table:table-cell>
          <table:table-cell/>
          <table:table-cell table:style-name="ce11" office:value-type="currency" office:currency="s" office:value="1.2107034">
            <text:p>1,21 s</text:p>
          </table:table-cell>
          <table:table-cell table:formula="of:=[.K14]/[.C14]" office:value-type="percentage" office:value="0.0523378133661036">
            <text:p>5,2%</text:p>
          </table:table-cell>
          <table:table-cell table:style-name="ce6" office:value-type="currency" office:currency="s" office:value="10.5152749">
            <text:p>10,5 s</text:p>
          </table:table-cell>
          <table:table-cell table:formula="of:=[.M14]/[.D14]" office:value-type="percentage" office:value="0.408923497893121">
            <text:p>40,9%</text:p>
          </table:table-cell>
        </table:table-row>
        <table:table-row table:style-name="ro1">
          <table:table-cell table:number-columns-repeated="2"/>
          <table:table-cell table:style-name="ce7" table:formula="of:=AVERAGE([.C10:.C14])" office:value-type="currency" office:currency="s" office:value="22.41758974">
            <text:p>22,4 s</text:p>
          </table:table-cell>
          <table:table-cell table:style-name="ce7" table:formula="of:=AVERAGE([.D10:.D14])" office:value-type="currency" office:currency="s" office:value="21.21514264">
            <text:p>21,2 s</text:p>
          </table:table-cell>
          <table:table-cell table:style-name="ce8"/>
          <table:table-cell table:style-name="ce7" table:formula="of:=AVERAGE([.F10:.F14])" office:value-type="currency" office:currency="s" office:value="20.84583642">
            <text:p>20,8 s</text:p>
          </table:table-cell>
          <table:table-cell table:style-name="ce10" table:formula="of:=[.F15]/[.C15]" office:value-type="percentage" office:value="0.929887497352336">
            <text:p>93,0%</text:p>
          </table:table-cell>
          <table:table-cell table:style-name="ce7" table:formula="of:=AVERAGE([.H10:.H14])" office:value-type="currency" office:currency="s" office:value="23.38344624">
            <text:p>23,4 s</text:p>
          </table:table-cell>
          <table:table-cell table:style-name="ce10" table:formula="of:=[.H15]/[.D15]" office:value-type="percentage" office:value="1.10220546883865">
            <text:p>110,2%</text:p>
          </table:table-cell>
          <table:table-cell table:style-name="ce8"/>
          <table:table-cell table:style-name="ce5" table:formula="of:=AVERAGE([.K10:.K14])" office:value-type="currency" office:currency="s" office:value="1.39594714">
            <text:p>1,40 s</text:p>
          </table:table-cell>
          <table:table-cell table:style-name="ce10" table:formula="of:=[.K15]/[.C15]" office:value-type="percentage" office:value="0.062270170709262">
            <text:p>6,2%</text:p>
          </table:table-cell>
          <table:table-cell table:style-name="ce5" table:formula="of:=AVERAGE([.M10:.M14])" office:value-type="currency" office:currency="s" office:value="10.59034636">
            <text:p>10,59 s</text:p>
          </table:table-cell>
          <table:table-cell table:style-name="ce10" table:formula="of:=[.M15]/[.D15]" office:value-type="percentage" office:value="0.499188081820033">
            <text:p>49,9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">
      <number:number number:decimal-places="2" number:min-integer-digits="1" number:grouping="true"/>
      <number:text> </number:text>
      <number:currency-symbol>s</number:currency-symbol>
    </number:currency-style>
    <number:currency-style style:name="N111P0" style:volatile="true">
      <number:number number:decimal-places="0" number:min-integer-digits="1" number:grouping="true"/>
      <number:text> </number:text>
      <number:currency-symbol>s</number:currency-symbol>
    </number:currency-style>
    <number:currency-style style:name="N111">
      <number:text>-</number:text>
      <number:number number:decimal-places="0" number:min-integer-digits="1" number:grouping="true"/>
      <number:text> </number:text>
      <number:currency-symbol>s</number:currency-symbol>
      <style:map style:condition="value()&gt;=0" style:apply-style-name="N111P0"/>
    </number:currency-style>
    <number:percentage-style style:name="N112">
      <number:number number:decimal-places="1" number:min-integer-digits="1"/>
      <number:text>%</number:text>
    </number:percentage-style>
    <number:currency-style style:name="N114P0" style:volatile="true">
      <number:number number:decimal-places="3" number:min-integer-digits="1" number:grouping="true"/>
      <number:text> </number:text>
      <number:currency-symbol>s</number:currency-symbol>
    </number:currency-style>
    <number:currency-style style:name="N114">
      <number:text>-</number:text>
      <number:number number:decimal-places="3" number:min-integer-digits="1" number:grouping="true"/>
      <number:text> </number:text>
      <number:currency-symbol>s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>s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>s</number:currency-symbol>
      <style:map style:condition="value()&gt;=0" style:apply-style-name="N115P0"/>
    </number:currency-style>
    <number:currency-style style:name="N116P0" style:volatile="true">
      <number:number number:decimal-places="1" number:min-integer-digits="1" number:grouping="true"/>
      <number:text> </number:text>
      <number:currency-symbol>s</number:currency-symbol>
    </number:currency-style>
    <number:currency-style style:name="N116">
      <number:text>-</number:text>
      <number:number number:decimal-places="1" number:min-integer-digits="1" number:grouping="true"/>
      <number:text> </number:text>
      <number:currency-symbol>s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17.02.2017</text:date>, <text:time>10:2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56M48S</meta:editing-duration>
    <meta:editing-cycles>32</meta:editing-cycles>
    <meta:generator>OpenOffice/4.1.2$Win32 OpenOffice.org_project/412m3$Build-9782</meta:generator>
    <dc:date>2017-02-17T10:23:37.22</dc:date>
    <dc:creator>Maciej Jaros</dc:creator>
    <meta:document-statistic meta:table-count="1" meta:cell-count="127" meta:object-count="0"/>
    <meta:user-defined meta:name="Info 1"/>
    <meta:user-defined meta:name="Info 2"/>
    <meta:user-defined meta:name="Info 3"/>
    <meta:user-defined meta:name="Info 4"/>
  </office:meta>
</office:document-meta>
</file>